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9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VILCANQUI LAYME, SABINO (S)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JUL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0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VILCANQUI LAYME, SABIN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5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1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64079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89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2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0T01:48:04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